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table:style-name="Default"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240665163285874" calcext:value-type="float">
            <text:p>0.240665163285874</text:p>
          </table:table-cell>
          <table:table-cell office:value-type="float" office:value="0.320330967056118" calcext:value-type="float">
            <text:p>0.320330967056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Default" office:value-type="float" office:value="0.325301209618335" calcext:value-type="float">
            <text:p>0.325301209618335</text:p>
          </table:table-cell>
          <table:table-cell table:number-columns-repeated="2" office:value-type="float" office:value="0.321428568432571" calcext:value-type="float">
            <text:p>0.321428568432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.567474049645404" calcext:value-type="float">
            <text:p>0.567474049645404</text:p>
          </table:table-cell>
          <table:table-cell table:style-name="ce1" office:value-type="float" office:value="0.502040815758039" calcext:value-type="float">
            <text:p>0.502040815758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983725128157937" calcext:value-type="float">
            <text:p>0.983725128157937</text:p>
          </table:table-cell>
          <table:table-cell office:value-type="float" office:value="0.863157910428879" calcext:value-type="float">
            <text:p>0.86315791042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0.931297688557702" calcext:value-type="float">
            <text:p>0.931297688557702</text:p>
          </table:table-cell>
          <table:table-cell office:value-type="float" office:value="0.970414195373435" calcext:value-type="float">
            <text:p>0.970414195373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 office:value-type="float" office:value="0.983666075089024" calcext:value-type="float">
            <text:p>0.983666075089024</text:p>
          </table:table-cell>
          <table:table-cell office:value-type="float" office:value="0.775343846902046" calcext:value-type="float">
            <text:p>0.77534384690204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1T18:06:44.310285311</dc:date>
    <meta:editing-duration>PT35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